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7.878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Default_5f_2">
      <style:graphic-properties draw:stroke="none" svg:stroke-color="#000000" draw:fill="none" draw:fill-color="#ffffff" draw:auto-grow-height="true" draw:auto-grow-width="false" fo:max-height="0cm" fo:min-height="6.013cm"/>
    </style:style>
    <style:style style:name="gr7" style:family="graphic" style:parent-style-name="standard">
      <style:graphic-properties draw:stroke="none" svg:stroke-color="#000000" draw:fill="none" draw:fill-color="#ffffff" draw:textarea-vertical-align="top" draw:auto-grow-height="true" draw:auto-grow-width="false" fo:max-height="0cm" fo:min-height="6.013cm"/>
    </style:style>
    <style:style style:name="gr8" style:family="graphic" style:parent-style-name="standard">
      <style:graphic-properties draw:stroke="none" svg:stroke-color="#000000" draw:fill="none" draw:fill-color="#ffffff" draw:textarea-vertical-align="top" draw:auto-grow-height="true" draw:auto-grow-width="false" fo:max-height="0cm" fo:min-height="3.007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24pt" fo:font-weight="bold" style:font-name-asian="Segoe UI" style:font-size-asian="10pt" style:font-weight-asian="bold" style:font-name-complex="Segoe UI" style:font-size-complex="10pt" style:font-weight-complex="bold"/>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margin-left="0cm" fo:margin-right="0cm" fo:margin-top="0cm" fo:margin-bottom="0cm" fo:text-indent="0cm" style:text-autospace="none"/>
      <style:text-properties fo:color="#000000" style:font-name="Segoe UI" fo:font-size="24pt" fo:font-weight="bold" style:font-name-asian="Segoe UI" style:font-size-asian="10pt" style:font-weight-asian="bold" style:font-name-complex="Segoe UI" style:font-size-complex="10pt" style:font-weight-complex="bold"/>
    </style:style>
    <style:style style:name="P6" style:family="paragraph">
      <loext:graphic-properties draw:fill="none" draw:fill-color="#ffffff"/>
      <style:paragraph-properties fo:margin-left="0cm" fo:margin-right="0cm" fo:margin-top="0cm" fo:margin-bottom="0cm" fo:text-indent="0cm" style:text-autospace="none"/>
      <style:text-properties fo:color="#000000" style:font-name="Segoe UI" fo:font-size="24pt" fo:font-weight="bold" style:font-name-asian="Segoe UI" style:font-size-asian="8.5pt" style:font-weight-asian="bold" style:font-name-complex="Segoe UI" style:font-size-complex="8.5pt" style:font-weight-complex="bold"/>
    </style:style>
    <style:style style:name="P7"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1" style:family="text">
      <style:text-properties fo:color="#000000" style:font-name="Segoe UI Semibold1"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1" fo:font-size="32pt" fo:font-style="italic" style:font-name-asian="Segoe UI" style:font-size-asian="32pt" style:font-style-asian="italic" style:font-name-complex="Segoe UI" style:font-size-complex="32pt" style:font-style-complex="italic"/>
    </style:style>
    <style:style style:name="T4" style:family="text">
      <style:text-properties fo:color="#000000" style:font-name="Segoe UI Semibold1" fo:font-size="32pt" fo:font-style="italic" style:font-name-asian="Segoe UI" style:font-size-asian="32pt" style:font-style-asian="italic" style:font-name-complex="Segoe UI" style:font-size-complex="32pt" style:font-style-complex="italic"/>
    </style:style>
    <style:style style:name="T5"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style:style style:name="T6"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T7" style:family="text">
      <style:text-properties fo:font-variant="normal" fo:text-transform="none" fo:color="#000000" style:text-outline="false" style:text-line-through-style="none" style:text-line-through-type="none" style:text-position="super 58%" style:font-name="Segoe UI" fo:font-size="32pt" fo:font-style="italic" fo:text-shadow="none" style:text-underline-style="none" fo:font-weight="normal" style:letter-kerning="true" style:font-name-asian="Segoe UI"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normal" style:letter-kerning="true" style:font-name-asian="Segoe UI"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13cm" svg:height="3.063cm" svg:x="1.778cm" svg:y="1.016cm">
          <draw:text-box>
            <text:p text:style-name="P1"><text:span text:style-name="T1">Holy Gospel</text:span></text:p>
            <text:p text:style-name="P1"><text:span text:style-name="T2">Matthew 16:13–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office:forms form:automatic-focus="false" form:apply-design-mode="false"/>
        <draw:frame draw:style-name="gr3" draw:text-style-name="P5" draw:layer="layout" svg:width="24.13cm" svg:height="4.76cm" svg:x="1.778cm" svg:y="1.016cm">
          <draw:text-box>
            <text:p text:style-name="P4"><text:span text:style-name="T3">13</text:span><text:span text:style-name="T4">Now when Jesus came into the district of Caesarea Philippi, he asked his disciples, “Who do people say that the Son of Man i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office:forms form:automatic-focus="false" form:apply-design-mode="false"/>
        <draw:frame draw:style-name="gr4" draw:text-style-name="P6" draw:layer="layout" svg:width="24.13cm" svg:height="8.128cm" svg:x="1.778cm" svg:y="1.016cm">
          <draw:text-box>
            <text:p text:style-name="P4"><text:span text:style-name="T5">14</text:span><text:span text:style-name="T6">And they said, “Some say John the Baptist, others say Elijah, and others Jeremiah or one of the prophets.” </text:span><text:span text:style-name="T5">15</text:span><text:span text:style-name="T6">He said to them, “But who do you say that I am?” </text:span><text:span text:style-name="T5">16</text:span><text:span text:style-name="T6">Simon Peter replied, “You are the Christ, the Son of the living Go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office:forms form:automatic-focus="false" form:apply-design-mode="false"/>
        <draw:frame draw:style-name="gr5" draw:text-style-name="P5" draw:layer="layout" svg:width="24.13cm" svg:height="6.263cm" svg:x="1.778cm" svg:y="1.016cm">
          <draw:text-box>
            <text:p text:style-name="P4"><text:span text:style-name="T3">17</text:span><text:span text:style-name="T4">And Jesus answered him, “Blessed are you, Simon Bar-Jonah! For flesh and blood has not revealed this to you, but my Father who is in heaven.</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office:forms form:automatic-focus="false" form:apply-design-mode="false"/>
        <draw:frame draw:style-name="gr6" draw:text-style-name="P5" draw:layer="layout" svg:width="24.13cm" svg:height="6.263cm" svg:x="1.778cm" svg:y="1.016cm">
          <draw:text-box>
            <text:p text:style-name="P4"><text:span text:style-name="T7">18</text:span><text:span text:style-name="T8">And I tell you, you are Peter, and on this rock I will build my church, and the gates of hell shall not prevail against it. </text:span></text:p>
            <text:p text:style-name="P4"><text:span text:style-name="T4"/></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office:forms form:automatic-focus="false" form:apply-design-mode="false"/>
        <draw:frame draw:style-name="gr7" draw:text-style-name="P7" draw:layer="layout" svg:width="24.13cm" svg:height="6.263cm" svg:x="2.032cm" svg:y="1.103cm">
          <draw:text-box>
            <text:p text:style-name="P4"><text:span text:style-name="T5">19</text:span><text:span text:style-name="T6">I will give you the keys of the kingdom of heaven, and whatever you bind on earth shall be bound in heaven, and whatever you loose on earth shall be loosed in heaven.”</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office:forms form:automatic-focus="false" form:apply-design-mode="false"/>
        <draw:frame draw:style-name="gr8" draw:text-style-name="P7" draw:layer="layout" svg:width="24.13cm" svg:height="3.257cm" svg:x="1.778cm" svg:y="1.016cm">
          <draw:text-box>
            <text:p text:style-name="P4"><text:span text:style-name="T5">20</text:span><text:span text:style-name="T6">Then he strictly charged the disciples to tell no one that he was the Christ.</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4T10:02:49.206000000</meta:creation-date>
    <dc:title>bluwht blank</dc:title>
    <meta:editing-duration>PT5M55S</meta:editing-duration>
    <meta:editing-cycles>6</meta:editing-cycles>
    <meta:generator>LibreOffice/5.4.0.3$Windows_X86_64 LibreOffice_project/7556cbc6811c9d992f4064ab9287069087d7f62c</meta:generator>
    <dc:date>2017-08-24T19:50:23.152000000</dc:date>
    <meta:document-statistic meta:object-count="53"/>
  </office:meta>
</office:document-meta>
</file>